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4445in" fo:margin-right="0in" fo:line-height="200%" fo:text-indent="-0.4445in" style:auto-text-indent="false"/>
      <style:text-properties style:font-name="Times New Roman" fo:font-size="12pt"/>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line-height="200%" fo:text-align="start" style:justify-single-word="false" fo:text-indent="0.5in" style:auto-text-indent="false"/>
    </style:style>
    <style:style style:name="P5" style:family="paragraph" style:parent-style-name="Standard">
      <style:paragraph-properties fo:margin-left="0in" fo:margin-right="0in" fo:line-height="200%" fo:text-align="start" style:justify-single-word="false" fo:text-indent="0.5in" style:auto-text-indent="false"/>
      <style:text-properties fo:font-style="normal" fo:background-color="transparent" style:font-style-asian="normal" style:font-style-complex="normal"/>
    </style:style>
    <style:style style:name="T1" style:family="text">
      <style:text-properties fo:background-color="transparent" loext:char-shading-value="0"/>
    </style:style>
    <style:style style:name="T2" style:family="text">
      <style:text-properties officeooo:rsid="00104937" fo:background-color="transparent" loext:char-shading-value="0"/>
    </style:style>
    <style:style style:name="T3" style:family="text">
      <style:text-properties officeooo:rsid="00120cad" fo:background-color="transparent" loext:char-shading-value="0"/>
    </style:style>
    <style:style style:name="T4" style:family="text">
      <style:text-properties fo:font-style="normal" fo:background-color="transparent" loext:char-shading-value="0" style:font-style-asian="normal" style:font-style-complex="normal"/>
    </style:style>
    <style:style style:name="T5" style:family="text">
      <style:text-properties style:text-position="super 58%" fo:background-color="transparent" loext:char-shading-value="0"/>
    </style:style>
    <style:style style:name="T6" style:family="text">
      <style:text-properties style:text-position="33% 58%" fo:font-style="normal" fo:background-color="transparent" loext:char-shading-value="0" style:font-style-asian="normal" style:font-style-complex="normal"/>
    </style:style>
    <style:style style:name="T7" style:family="text">
      <style:text-properties style:text-position="33% 58%" fo:background-color="transparent" loext:char-shading-value="0"/>
    </style:style>
    <style:style style:name="T8" style:family="text">
      <style:text-properties style:text-position="33% 58%" fo:font-style="italic" fo:background-color="transparent" loext:char-shading-value="0" style:font-style-asian="italic" style:font-style-complex="italic"/>
    </style:style>
    <style:style style:name="T9" style:family="text">
      <style:text-properties fo:font-style="italic"/>
    </style:style>
    <style:style style:name="T10" style:family="text">
      <style:text-properties fo:font-style="italic" fo:background-color="transparent" loext:char-shading-value="0"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of Proposed Research</text:p>
      <text:p text:style-name="P4"><text:span text:style-name="T1">Brain-computer interfaces (BCIs) transform human brain signals into direct communication using an external electrical </text:span><text:span text:style-name="T2">recording </text:span><text:span text:style-name="T1">device. BCIs have the potential to change the way humans interact with the world around them. The goal of the proposed project is to continue my Master's research in order to asses</text:span><text:span text:style-name="T2">s</text:span><text:span text:style-name="T1">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4">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6">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4">⁠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brain signals in the 8-12 Hz range</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7">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text:span><text:span text:style-name="T3">able to reliably differentiate</text:span><text:span text:style-name="T1">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7">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5">⁠</text:span><text:span text:style-name="T1">. However these techniques were only able to distinguish large scale changes in brain state, severely limiting the number of responses the BCI could make. </text:span></text:p>
      <text:p text:style-name="P4"><text:span text:style-name="T1">Recent advances in EEG signal processing have made it possible to distinguish increasingly subtle differences in brain activity. These advances will enable researchers to differentiate many brain states, allowing a communication device to handle more than simple yes or no questions</text:span><text:span text:style-name="T4">. Music is especially suited to an EEG-based BCI since music unfolds over time and EEG has high temporal precision. As noted in the thesis summary my previous work showed that heard and imagined pieces of music can be classified at a statistically significant level. Although statistically significant these accuracy rates are not robust enough to be used for a BCI.</text:span></text:p>
      <text:p text:style-name="P4"><text:span text:style-name="T4">I would like to continue this line of research in order to create a more robust system. During my </text:span><text:soft-page-break/><text:span text:style-name="T4">Master's research I investigated the effects of the musical time-signature on classification. The next step is to determine what other salient aspects of music can be used for classification (e.g. presence of lyrics, rhythmic patterns etc.). Rhythmic patterns show promise as </text:span><text:span text:style-name="T10">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10">⁠</text:span><text:span text:style-name="T4"> drum rhythms can be classified from EEG. In a separate experiment simple rhythm </text:span><text:span text:style-name="T10">imagination</text:span><text:span text:style-name="T4">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6">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4">⁠. In this experiment participants were asked to imagine a single speech syllable in a particular rhythmic pattern. However, imagining a meaningless pattern of sounds (drums or syllable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signal I would like to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powerful music-based brain-computer interface. <text:s/></text:span></text:p>
      <text:p text:style-name="P5"/>
      <text:section text:style-name="Sect1" text:name="ADDIN Mendeley Bibliography CSL_BIBLIOGRAPHY  RNDwzCWPAavXW">
        <text:p text:style-name="P2">1. Owen, A.M. et al. (2006). <text:span text:style-name="T9">Science</text:span>. doi:10.1126/science.1130197.</text:p>
        <text:p text:style-name="P2">2. Wolpaw, J.R. et al. (1991). <text:span text:style-name="T9">Electroen Clin Neuro</text:span>. doi:10.1016/0013-4694(91)90040-B.</text:p>
        <text:p text:style-name="P2">3. Kalcher, J. et al. (1996). <text:span text:style-name="T9">Med Biol Eng Comput</text:span>. doi:10.1007/BF02520010.</text:p>
        <text:p text:style-name="P2">4. Stober. S, Cameron DJ, Grahn JA. (2014). In: <text:span text:style-name="T9">15th ISMIR proceedings</text:span>. </text:p>
        <text:p text:style-name="P2">5. Deng, S. (2010). <text:s/><text:span text:style-name="T9">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08T12:47:42.185561000</dc:date>
    <meta:editing-duration>P9DT12H49M23S</meta:editing-duration>
    <meta:editing-cycles>57</meta:editing-cycles>
    <meta:generator>LibreOffice/4.3.0.4$MacOSX_X86_64 LibreOffice_project/62ad5818884a2fc2e5780dd45466868d41009ec0</meta:generator>
    <meta:document-statistic meta:table-count="0" meta:image-count="0" meta:object-count="0" meta:page-count="2" meta:paragraph-count="10" meta:word-count="643" meta:character-count="4245" meta:non-whitespace-character-count="3600"/>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